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nt de commencer, je me demandais comment j'allais pouvoir distinguer les utilisateurs du webmaster. C'était une nécessité parce que seul le webmaster est le seul à pouvoir créer des articles. Les utilisateurs n'ont le droit que d'écrire des commentaires sous ces artciles.</text:p>
      <text:p text:style-name="Standard">J'ai envisagé des solutions tellement compliquées que je ne savais pas comment procéder et redouter des risques de piratage. J'ai finalement opté pour la création de deux tables dans la base données. C'est à dire : deux parties distinctes dans ce qui servira à sauvegarder les informations concerant les membres du sites et aussi les articles, leur titre etc.</text:p>
      <text:p text:style-name="Standard"/>
      <text:p text:style-name="Standard">Comme je ne me suis pas contenté de copier les codes des cours, j' ai choisi d'utiliser un identifiant à la place de l'adresse mail pour m'assurer que l'utilisateur soit déjà inscrit. Je n'ai pas échappé aux problèmes : l'oubli de remplacement de nom. Mais rien de grave.</text:p>
      <text:p text:style-name="Standard"/>
      <text:p text:style-name="Standard">J'ai réussi à créer un code qui distinguer un utilisateur lambda et le créateur du site qui est le seul à pouvoir écrire des articles.</text:p>
      <text:p text:style-name="Standard"/>
      <text:p text:style-name="Standard">J'ai maintenant les prémices du code avec les différences entre le webmaster et les autres utilisateurs.</text:p>
      <text:p text:style-name="Standard"/>
      <text:p text:style-name="Standard">L'organisation MVC est faite.</text:p>
      <text:p text:style-name="Standard"/>
      <text:p text:style-name="Standard">Jusque là. Les pages que j'ai faite étaient pratiquement vide avec seulement les champs du formulaire et leurs boutons. Je devais commençais la présentation mais avant ça, je n'ai pas pu m'empêcher de créer des animations compliquées. Ceci est un pléonasme. Je suis assez fier des champs qui descendent. Même si ça ne plaira pas à tout le monde. Et je suis aussi fier de l'animation qui fait partir les boutons sur le coté. J'ai du faire face à un problème à ce moment là : les boutons clignotaient quand je cliquais pour les faire partir. J'ai du tous les inclure dans un contenant appelé <text:s/>"div". Ce qui signifie "division.</text:p>
      <text:p text:style-name="Standard"/>
      <text:p text:style-name="Standard">J'ai perdu au <text:s/>moins cinq heures parce que je ne donnais pas le bon nom à une variable. Pourtant, un développeur est censé donner le nom qu'il veut quand il crée une variable.</text:p>
      <text:p text:style-name="Standard"/>
      <text:p text:style-name="Standard">J'ai passé beaucoup de temps pour que les animations se déclenchent correctement au moment voulu. Mais c'est un plaisir pour moi. Par contre, il a été compliqué de trouver comment faire retarder le chargement de la page pendant que les champs bougent vers la droite. J'ai pourtant rapidement trouvé comment retarder le déclenchement d'une fonction. Mais il a quand même été difficile de trouver où et comment écrire le bon code pour arriver à mes fins.</text:p>
      <text:p text:style-name="Standard"/>
      <text:p text:style-name="Standard">Faire ne sorte que les champs soietn directemetn visible quand on arrive sur la page "impossible de vous authentifier"</text:p>
      <text:p text:style-name="Standard">J'ai cherché à changer l'apparence d'une page au moment où l'utilisateur ne peut pas être authentifié. Il fallait pour ça que je relie ma page à un nouveau fichier dédié à l'apparence. Je pensais que ce serait facile. Ça a été une horreur. Je vous épargne les détails. Le seul moyen que j'ai trouvé a été de placer le lien à un endroit où il n'est vraiment censé être. Le code fonctionne. Mais le procédé n'est pas du tout professionnel. </text:p>
      <text:p text:style-name="Standard"/>
      <text:p text:style-name="Standard">J'ai dù créer un code appelé une "condition" dans le fichier servant de base pour que les titres soient adaptés à la page. Titre : webmaster pour la page webmaster etc... J'ai tenté maintes fois de procéder comme dans le cours mais un problème persistait. D'après moi, les différentes pages n'arrivaient pas à accéder au fichier base.php parce qu'il y a un fichier intermédiaire entre tout ça. Et ce fichier utilise lui-même un titre. C'était celui là qui était toujours affiché.</text:p>
      <text:p text:style-name="Standard"/>
      <text:p text:style-name="Standard">Je viens de comprendre par hasard pourquoi j'ai eu ce problème de variable il y a deux jours. Le <text:soft-page-break/>modèle MVC que je dois utiliser oblige à fracturer chaque page en trois parties. C'est un vrai casse tête.</text:p>
      <text:p text:style-name="Standard"/>
      <text:p text:style-name="Standard">Il a fallu que je crée une page exclusivement pour le cas où l'utilisateur n'arrivait à s'identifer. Je tenais à ce que ma page change d'apparence selon les cas. Et j'ai été obligé de créer une autre page parce que pour ça, j'avais besoin d'un deuxième formulaire. J'avais tenté d'utiliser un même modèle de formulaire et ne changer que la page de destination mais sans succès. </text:p>
      <text:p text:style-name="Standard">J'aurais pu continuer le projet sans faire ces animations qui m'ont demandé des jours. J'aurais pu les faire plus simples. Si j'avais eu moins de temps à disposition, je n'en aurais pas fait.</text:p>
      <text:p text:style-name="Standard"/>
      <text:p text:style-name="Standard">Je dois corriger le formulaire. Ajouter des required.</text:p>
      <text:p text:style-name="Standard"/>
      <text:p text:style-name="Standard">J'ai oublié de vérifier les mots de passe. Je me demande si je ne vais pas tout recommencer.</text:p>
      <text:p text:style-name="Standard"/>
      <text:p text:style-name="Standard">Plus j'avançais, plus je me rendais compte que j'avais dédoublé le routeur : la première page qui sert à distinguer quand les utilisateurs ou le webmaster sont connectés. J'ai envisagé de tout recommencer.</text:p>
      <text:p text:style-name="Standard"/>
      <text:p text:style-name="Standard">J'ai eu de grandes difficultés quand j'ai cherché à écrire le code pour pouvoir changer les articles. Quand j'ai demandé de l'aide, on m'a expliqué que je n'organisé pas les fichiers correctement et que je me compliquais la tache.</text:p>
      <text:p text:style-name="Standard"/>
      <text:p text:style-name="Standard">Quand j'ai tenté un code très basique sur une page vièrge pour comprendre comment changer des données, j'ai compris que j'avais laissé une virgule en trop qui bloquait l'ensemble. J'avais presque réussi mais avant de comprendre d'où venait le problème j'avais détruit le code existant. Et comme mon organisation n'était pas correcte, je n'ai pas essayé de reconstituer le code détruit.</text:p>
      <text:p text:style-name="Standard"/>
      <text:p text:style-name="Standard">La nuit porte conseil. J'ai trouvé un moyen assez simple à tête reposée. Et ça a marchait.</text:p>
      <text:p text:style-name="Standard"/>
      <text:p text:style-name="Standard">Supprimer les articles a été beaucoup plus facile.</text:p>
      <text:p text:style-name="Standard"/>
      <text:p text:style-name="Standard">Créer des sessions a aussi été beaucoup plus facile que je le pensais. Si j'avais su cela, j'aurais changer beaucoup de chose dès le départ. Et j'aurai économiser beaucoup de temps dans cette période qui pourtant ne m'a pas posé tant de problème. Mais c'est aussi l'objectif de ce genre de projet : acquérir un début d'expérience.</text:p>
      <text:p text:style-name="Standard"/>
      <text:p text:style-name="Standard">Ajouter des commentaires sous les articles me parait aussi beaucoup plus simple que je le pensais. En fait, depuis que la situtation s'est débloquée. Tout me parait plus simple.</text:p>
      <text:p text:style-name="Standard">J'ai réussi à afficher les commentaires sous les articles correspondants du premier coup. La première idée était la bonne. La première tentative aussi. Ou peut-être la deuxième. Il me semble qu'il y a eu une petite erreur corrigée en quelques secondes. Mais il n'y a pas eu de liste d'articles affichés partout n'importe comment, ni de doublons, ni de manque, nin de bug. Ça a été tellement rare dans ce projet que je me devais de le souligner.</text:p>
      <text:p text:style-name="Standard"/>
      <text:p text:style-name="Standard">J'ai eu du mal à installer la librairie Bootstrap parce que je manque d'habitude. Même si c'est assez simple en fin de compte. Par contre, je n'arrivais à changer le contenu de cette librairie en suivant la façon indiquée dans le cours. J'ai du m'y prendre autrement en regardant une autre vidéo. J'ai créé trois nouvelles couleurs.</text:p>
      <text:p text:style-name="Standard"/>
      <text:p text:style-name="Standard">Et puis, il y a ces 1 ; partout ! A la fin de chaque partie. Chaque division, chaque section. Partout. J'ai scruté les fichiers dans tout les sens pendant des jours. J'ai envisagé de rendre mon projet bugu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9M40S</meta:editing-duration>
    <meta:editing-cycles>26</meta:editing-cycles>
    <meta:generator>OpenOffice/4.1.5$Win32 OpenOffice.org_project/415m1$Build-9789</meta:generator>
    <dc:date>2024-01-20T16:17:47.20</dc:date>
    <dc:creator>Rrrrrrrrr </dc:creator>
    <meta:document-statistic meta:table-count="0" meta:image-count="0" meta:object-count="0" meta:page-count="2" meta:paragraph-count="27" meta:word-count="1174" meta:character-count="6825"/>
    <meta:user-defined meta:name="Info 1"/>
    <meta:user-defined meta:name="Info 2"/>
    <meta:user-defined meta:name="Info 3"/>
    <meta:user-defined meta:name="Info 4"/>
  </office:meta>
</office:document-meta>
</file>